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shapes>
          <draw:frame draw:z-index="0" draw:style-name="gr1" draw:text-style-name="P1" svg:width="6.2988in" svg:height="3.5429in" svg:x="6.8933in" svg:y="2.5803in">
            <draw:object draw:notify-on-update-of-ranges="stats.E1:stats.E1 stats.E2:stats.E7 stats.F1:stats.F1 stats.F2:stats.F7 stats.E1:stats.E1 stats.E2:stats.E7 stats.G1:stats.G1 stats.G2:stats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5"/>
          <table:table-cell office:value-type="string" calcext:value-type="string">
            <text:p>LRU</text:p>
          </table:table-cell>
          <table:table-cell office:value-type="string" calcext:value-type="string">
            <text:p>FIFO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lru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152.699765306121" calcext:value-type="float">
            <text:p>152.699765306121</text:p>
          </table:table-cell>
          <table:table-cell office:value-type="float" office:value="182.709140435835" calcext:value-type="float">
            <text:p>182.70914043583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lru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8.652453571428" calcext:value-type="float">
            <text:p>148.652453571428</text:p>
          </table:table-cell>
          <table:table-cell office:value-type="float" office:value="149.704347959184" calcext:value-type="float">
            <text:p>149.70434795918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lru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146.138371938776" calcext:value-type="float">
            <text:p>146.138371938776</text:p>
          </table:table-cell>
          <table:table-cell office:value-type="float" office:value="146.516451530611" calcext:value-type="float">
            <text:p>146.51645153061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lru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office:value-type="float" office:value="149.254258200071" calcext:value-type="float">
            <text:p>149.254258200071</text:p>
          </table:table-cell>
          <table:table-cell office:value-type="float" office:value="140.689355612246" calcext:value-type="float">
            <text:p>140.68935561224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lru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4.924734183674" calcext:value-type="float">
            <text:p>134.924734183674</text:p>
          </table:table-cell>
          <table:table-cell office:value-type="float" office:value="136.140659058195" calcext:value-type="float">
            <text:p>136.14065905819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lru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6.670194387754" calcext:value-type="float">
            <text:p>126.670194387754</text:p>
          </table:table-cell>
          <table:table-cell office:value-type="float" office:value="134.669722916773" calcext:value-type="float">
            <text:p>134.66972291677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fifo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fifo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fifo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fifo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fifo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fifo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9T22:04:29.370071457</dc:date>
    <meta:editing-duration>PT29M33S</meta:editing-duration>
    <meta:editing-cycles>2</meta:editing-cycles>
    <meta:generator>LibreOffice/7.3.7.2$Linux_X86_64 LibreOffice_project/30$Build-2</meta:generator>
    <meta:document-statistic meta:table-count="1" meta:cell-count="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952cm" style:legend-expansion="high" chart:style-name="ch2"/>
        <chart:plot-area chart:style-name="ch3" table:cell-range-address="stats.E1:stats.G7" chart:data-source-has-labels="row" svg:x="1.331cm" svg:y="0.18cm" svg:width="12.211cm" svg:height="7.659cm">
          <chart:coordinate-region svg:x="2.138cm" svg:y="0.379cm" svg:width="11.164cm" svg:height="6.813cm"/>
          <chart:axis chart:dimension="x" chart:name="primary-x" chart:style-name="ch4">
            <chart:title svg:x="6.334cm" svg:y="8.019cm" chart:style-name="ch5">
              <text:p>Zipf parameter</text:p>
            </chart:title>
          </chart:axis>
          <chart:axis chart:dimension="y" chart:name="primary-y" chart:style-name="ch6">
            <chart:title svg:x="0.451cm" svg:y="4.992cm" chart:style-name="ch7">
              <text:p>Latency (ms)</text:p>
            </chart:title>
            <chart:grid chart:style-name="ch8" chart:class="major"/>
          </chart:axis>
          <chart:series chart:style-name="ch9" chart:values-cell-range-address="stats.F2:stats.F7" chart:label-cell-address="stats.F1:stats.F1" chart:class="chart:scatter">
            <chart:domain table:cell-range-address="stats.E2:stats.E7"/>
            <chart:data-point chart:repeated="6"/>
          </chart:series>
          <chart:series chart:style-name="ch10" chart:values-cell-range-address="stats.G2:stats.G7" chart:label-cell-address="stats.G1:stats.G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RU</text:p>
                <draw:g>
                  <svg:desc>stats.F1:stats.F1</svg:desc>
                </draw:g>
              </table:table-cell>
              <table:table-cell office:value-type="string">
                <text:p>FIFO</text:p>
                <draw:g>
                  <svg:desc>stats.G1:stat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tats.E2:stats.E7</svg:desc>
                </draw:g>
              </table:table-cell>
              <table:table-cell office:value-type="float" office:value="152.699765306121">
                <text:p>152.699765306121</text:p>
                <draw:g>
                  <svg:desc>stats.F2:stats.F7</svg:desc>
                </draw:g>
              </table:table-cell>
              <table:table-cell office:value-type="float" office:value="182.709140435835">
                <text:p>182.709140435835</text:p>
                <draw:g>
                  <svg:desc>stats.G2:stats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8.652453571428">
                <text:p>148.652453571428</text:p>
              </table:table-cell>
              <table:table-cell office:value-type="float" office:value="149.704347959184">
                <text:p>149.704347959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146.138371938776">
                <text:p>146.138371938776</text:p>
              </table:table-cell>
              <table:table-cell office:value-type="float" office:value="146.516451530611">
                <text:p>146.516451530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49.254258200071">
                <text:p>149.254258200071</text:p>
              </table:table-cell>
              <table:table-cell office:value-type="float" office:value="140.689355612246">
                <text:p>140.689355612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4.924734183674">
                <text:p>134.924734183674</text:p>
              </table:table-cell>
              <table:table-cell office:value-type="float" office:value="136.140659058195">
                <text:p>136.140659058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6.670194387754">
                <text:p>126.670194387754</text:p>
              </table:table-cell>
              <table:table-cell office:value-type="float" office:value="134.669722916773">
                <text:p>134.669722916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